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fo:min-height="4.195cm"/>
    </style:style>
    <style:style style:name="gr2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8.89cm"/>
    </style:style>
    <style:style style:name="P1" style:family="paragraph">
      <style:text-properties fo:color="#ffffff" fo:font-size="100pt" style:font-size-asian="100pt" style:font-size-complex="100pt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T1" style:family="text">
      <style:text-properties fo:color="#ffffff" fo:font-size="100pt" style:font-size-asian="100pt" style:font-size-complex="10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75cm" svg:height="4.445cm" svg:x="2.905cm" svg:y="2.27cm">
          <draw:text-box>
            <text:p text:style-name="P1"><text:span text:style-name="T1">New York</text:span></text:p>
          </draw:text-box>
        </draw:frame>
        <draw:custom-shape draw:style-name="gr2" draw:text-style-name="P2" draw:layer="layout" svg:width="3.175cm" svg:height="1.27cm" svg:x="1.635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905cm" svg:x="6.08cm" svg:y="7.985cm">
          <text:p text:style-name="P2">Empire state </text:p>
          <text:p text:style-name="P2">Build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905cm" svg:x="11.16cm" svg:y="7.985cm">
          <text:p text:style-name="P2">Time Squar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6.24cm" svg:y="7.985cm">
          <text:p text:style-name="P2">Central </text:p>
          <text:p text:style-name="P2">Park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5.24cm" svg:height="9.14cm" svg:x="3.067cm" svg:y="11.605cm">
          <draw:text-box>
            <text:p text:style-name="P3"><text:span text:style-name="T2">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data</text:span></text:p>
          </draw:text-box>
        </draw:frame>
        <draw:custom-shape draw:style-name="gr3" draw:text-style-name="P2" draw:layer="layout" svg:width="3.81cm" svg:height="1.905cm" svg:x="1.635cm" svg:y="7.985cm">
          <text:p text:style-name="P2">Statue of</text:p>
          <text:p text:style-name="P2"><text:s/>Libert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4.613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7T14:56:37</meta:creation-date>
    <dc:date>2012-04-17T15:28:55</dc:date>
    <dc:creator>student </dc:creator>
    <meta:editing-duration>PT32M20S</meta:editing-duration>
    <meta:editing-cycles>2</meta:editing-cycles>
    <meta:generator>LibreOffice/3.3$Linux LibreOffice_project/330m19$Build-202</meta:generator>
    <meta:document-statistic meta:object-count="7"/>
  </office:meta>
</office:document-meta>
</file>